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4c28d8"/>
    </style:style>
    <style:style style:name="T7" style:family="text">
      <style:text-properties officeooo:rsid="004d0a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7">2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00:07:52.477835785</dc:date>
    <meta:editing-duration>PT40M6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9" meta:non-whitespace-character-count="539"/>
  </office:meta>
</office:document-meta>
</file>